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3.01cm" table:align="center"/>
    </style:style>
    <style:style style:name="Table1.A" style:family="table-column">
      <style:table-column-properties style:column-width="0.596cm"/>
    </style:style>
    <style:style style:name="Table1.B" style:family="table-column">
      <style:table-column-properties style:column-width="1.808cm"/>
    </style:style>
    <style:style style:name="Table1.C" style:family="table-column">
      <style:table-column-properties style:column-width="1.769cm"/>
    </style:style>
    <style:style style:name="Table1.D" style:family="table-column">
      <style:table-column-properties style:column-width="2.662cm"/>
    </style:style>
    <style:style style:name="Table1.E" style:family="table-column">
      <style:table-column-properties style:column-width="6.175cm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background-color="#ffffcc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ble1.B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C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D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E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5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C5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D5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6" style:family="table-row">
      <style:table-row-properties style:min-row-height="0.474cm"/>
    </style:style>
    <style:style style:name="Table1.A6" style:family="table-cell">
      <style:table-cell-properties fo:background-color="#ccffcc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ble1.B6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e1.C6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e1.E6" style:family="table-cell">
      <style:table-cell-properties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7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e1.C7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e1.D7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e1.E7" style:family="table-cell">
      <style:table-cell-properties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background-color="#99ffcc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ble1.B8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C8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D8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E8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C9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E9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10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C10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D10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E10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11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C11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D11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E11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12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C12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D12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E12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13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C13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D13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E13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14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C14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D14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E14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15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C15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D15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le1.E15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itle">
      <style:text-properties fo:font-size="18pt" style:font-size-asian="18pt" style:font-size-complex="18pt"/>
    </style:style>
    <style:style style:name="P2" style:family="paragraph" style:parent-style-name="Table_20_Contents">
      <style:text-properties style:font-name="DejaVu Sans" fo:font-size="10pt" style:font-size-asian="10pt" style:font-size-complex="10pt"/>
    </style:style>
    <style:style style:name="P3" style:family="paragraph" style:parent-style-name="Table_20_Contents">
      <style:text-properties style:font-name="DejaVu Sans" fo:font-size="10pt" officeooo:rsid="00142668" officeooo:paragraph-rsid="00142668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DejaVu Sans" fo:font-size="10pt" officeooo:rsid="00142668" officeooo:paragraph-rsid="00142668" style:font-size-asian="10pt" style:font-size-complex="10pt"/>
    </style:style>
    <style:style style:name="P5" style:family="paragraph" style:parent-style-name="Table_20_Contents">
      <style:text-properties style:font-name="DejaVu Sans" fo:font-size="10pt" fo:font-weight="bold" officeooo:rsid="00142668" officeooo:paragraph-rsid="00142668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DejaVu Sans" fo:font-size="10pt" fo:font-weight="bold" officeooo:rsid="00190d9d" officeooo:paragraph-rsid="00190d9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DejaVu Sans" fo:font-size="10pt" fo:font-weight="normal" officeooo:rsid="00142668" officeooo:paragraph-rsid="00142668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DejaVu Sans" fo:font-size="9pt" officeooo:rsid="0015d250" officeooo:paragraph-rsid="0015d250" style:font-size-asian="9pt" style:font-size-complex="9pt"/>
    </style:style>
    <style:style style:name="P9" style:family="paragraph" style:parent-style-name="Table_20_Contents">
      <style:text-properties style:font-name="DejaVu Sans" fo:font-size="9pt" officeooo:rsid="0015d250" officeooo:paragraph-rsid="0015d250" style:font-size-asian="7.84999990463257pt" style:font-size-complex="9pt"/>
    </style:style>
    <style:style style:name="P10" style:family="paragraph" style:parent-style-name="Table_20_Contents">
      <style:text-properties style:font-name="DejaVu Sans" fo:font-size="11pt" fo:font-weight="normal" officeooo:rsid="0015d250" officeooo:paragraph-rsid="0015d250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font-name="DejaVu Sans" fo:font-size="11pt" officeooo:rsid="0015d250" officeooo:paragraph-rsid="0015d250" style:font-size-asian="11pt" style:font-size-complex="11pt"/>
    </style:style>
    <style:style style:name="P12" style:family="paragraph" style:parent-style-name="Table_20_Contents">
      <style:text-properties style:font-name="DejaVu Sans" fo:font-size="9pt" officeooo:rsid="0015d250" officeooo:paragraph-rsid="0015d250" style:font-size-asian="9pt" style:font-size-complex="9pt"/>
    </style:style>
    <style:style style:name="P13" style:family="paragraph" style:parent-style-name="Table_20_Contents">
      <style:text-properties style:font-name="DejaVu Sans" fo:font-size="9pt" officeooo:rsid="00230eaf" officeooo:paragraph-rsid="00230eaf" style:font-size-asian="9pt" style:font-size-complex="9pt"/>
    </style:style>
    <style:style style:name="P14" style:family="paragraph" style:parent-style-name="Table_20_Contents">
      <style:text-properties style:font-name="DejaVu Sans" fo:font-size="10pt" fo:font-weight="normal" officeooo:rsid="00142668" officeooo:paragraph-rsid="00142668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style:font-name="DejaVu Sans" fo:font-size="10pt" officeooo:rsid="00142668" officeooo:paragraph-rsid="00142668" style:font-size-asian="10pt" style:font-size-complex="10pt"/>
    </style:style>
    <style:style style:name="P16" style:family="paragraph" style:parent-style-name="Table_20_Contents">
      <style:text-properties style:font-name="DejaVu Sans" fo:font-size="10pt" officeooo:rsid="00142668" officeooo:paragraph-rsid="00230eaf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10pt" officeooo:rsid="00142668" officeooo:paragraph-rsid="00142668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DejaVu Sans" fo:font-size="10pt" officeooo:rsid="00142668" officeooo:paragraph-rsid="00230eaf" style:font-size-asian="10pt" style:font-size-complex="10pt"/>
    </style:style>
    <style:style style:name="P19" style:family="paragraph" style:parent-style-name="Table_20_Contents">
      <style:text-properties style:font-name="DejaVu Sans" fo:font-size="11pt" officeooo:rsid="0015d250" officeooo:paragraph-rsid="0015d250" style:font-size-asian="11pt" style:font-size-complex="11pt"/>
    </style:style>
    <style:style style:name="P20" style:family="paragraph" style:parent-style-name="Table_20_Contents">
      <style:text-properties style:font-name="DejaVu Sans" fo:font-size="11pt" officeooo:rsid="00230eaf" officeooo:paragraph-rsid="00230eaf" style:font-size-asian="11pt" style:font-size-complex="11pt"/>
    </style:style>
    <style:style style:name="T1" style:family="text">
      <style:text-properties officeooo:rsid="001b51ad"/>
    </style:style>
    <style:style style:name="T2" style:family="text">
      <style:text-properties officeooo:rsid="001c7069"/>
    </style:style>
    <style:style style:name="T3" style:family="text">
      <style:text-properties officeooo:rsid="0020bfcb"/>
    </style:style>
    <style:style style:name="T4" style:family="text">
      <style:text-properties officeooo:rsid="00230eaf"/>
    </style:style>
    <style:style style:name="T5" style:family="text">
      <style:text-properties officeooo:rsid="002766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Start</text:p>
          </table:table-cell>
          <table:table-cell table:style-name="Table1.A1" office:value-type="string">
            <text:p text:style-name="P5">End</text:p>
          </table:table-cell>
          <table:table-cell table:style-name="Table1.A1" office:value-type="string">
            <text:p text:style-name="P6">Size</text:p>
          </table:table-cell>
          <table:table-cell table:style-name="Table1.E1" office:value-type="string">
            <text:p text:style-name="P5">Description</text:p>
          </table:table-cell>
        </table:table-row>
        <table:table-row>
          <table:table-cell table:style-name="Table1.A2" table:number-rows-spanned="4" office:value-type="string">
            <text:p text:style-name="P7">User</text:p>
          </table:table-cell>
          <table:table-cell table:style-name="Table1.B5" table:number-rows-spanned="2" office:value-type="string">
            <text:p text:style-name="P7">0x00000</text:p>
          </table:table-cell>
          <table:table-cell table:style-name="Table1.C5" table:number-rows-spanned="2" office:value-type="string">
            <text:p text:style-name="P3">0x1FFFF</text:p>
          </table:table-cell>
          <table:table-cell table:style-name="Table1.D5" table:number-rows-spanned="2" office:value-type="string">
            <text:p text:style-name="P4">131072 bytes</text:p>
          </table:table-cell>
          <table:table-cell table:style-name="Table1.E2" office:value-type="string">
            <text:p text:style-name="P10">Main applic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E3" office:value-type="string">
            <text:p text:style-name="P8">firmware/0x00000.bin</text:p>
          </table:table-cell>
        </table:table-row>
        <table:table-row>
          <table:covered-table-cell/>
          <table:table-cell table:style-name="Table1.B5" table:number-rows-spanned="2" office:value-type="string">
            <text:p text:style-name="P7">0x20000</text:p>
          </table:table-cell>
          <table:table-cell table:style-name="Table1.C5" table:number-rows-spanned="2" office:value-type="string">
            <text:p text:style-name="P3">0x3<text:span text:style-name="T2">6</text:span>FFF</text:p>
          </table:table-cell>
          <table:table-cell table:style-name="Table1.D5" table:number-rows-spanned="2" office:value-type="string">
            <text:p text:style-name="P4"><text:span text:style-name="T2">94208</text:span> bytes</text:p>
          </table:table-cell>
          <table:table-cell table:style-name="Table1.E4" office:value-type="string">
            <text:p text:style-name="P11">ESP <text:span text:style-name="T1">f</text:span>ilesystem (Web UI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E5" office:value-type="string">
            <text:p text:style-name="P8">Included in main application binary.</text:p>
          </table:table-cell>
        </table:table-row>
        <table:table-row table:style-name="Table1.6">
          <table:table-cell table:style-name="Table1.A6" table:number-rows-spanned="2" office:value-type="string">
            <text:p text:style-name="P7">SDK</text:p>
          </table:table-cell>
          <table:table-cell table:style-name="Table1.B7" table:number-rows-spanned="2" office:value-type="string">
            <text:p text:style-name="P7">0x3<text:span text:style-name="T4">6</text:span>000</text:p>
          </table:table-cell>
          <table:table-cell table:style-name="Table1.C7" table:number-rows-spanned="2" office:value-type="string">
            <text:p text:style-name="P3">0x7<text:span text:style-name="T4">9</text:span>FFF</text:p>
          </table:table-cell>
          <table:table-cell table:style-name="Table1.D7" table:number-rows-spanned="2" office:value-type="string">
            <text:p text:style-name="P4"><text:span text:style-name="T3">278528</text:span> bytes</text:p>
          </table:table-cell>
          <table:table-cell table:style-name="Table1.E6" office:value-type="string">
            <text:p text:style-name="P11">SDK <text:span text:style-name="T1">l</text:span>ibraries</text:p>
          </table:table-cell>
        </table:table-row>
        <table:table-row table:style-name="Table1.6">
          <table:covered-table-cell/>
          <table:covered-table-cell/>
          <table:covered-table-cell/>
          <table:covered-table-cell/>
          <table:table-cell table:style-name="Table1.E7" office:value-type="string">
            <text:p text:style-name="P9">firmware/0x3b000.bin</text:p>
          </table:table-cell>
        </table:table-row>
        <table:table-row>
          <table:table-cell table:style-name="Table1.A8" table:number-rows-spanned="8" office:value-type="string">
            <text:p text:style-name="P7">Config</text:p>
          </table:table-cell>
          <table:table-cell table:style-name="Table1.B13" table:number-rows-spanned="2" office:value-type="string">
            <text:p text:style-name="P7">0x7<text:span text:style-name="T4">A</text:span>000</text:p>
          </table:table-cell>
          <table:table-cell table:style-name="Table1.C13" table:number-rows-spanned="2" office:value-type="string">
            <text:p text:style-name="P3">0x7<text:span text:style-name="T4">A</text:span>FFF</text:p>
          </table:table-cell>
          <table:table-cell table:style-name="Table1.D13" table:number-rows-spanned="2" office:value-type="string">
            <text:p text:style-name="P4">4096 bytes</text:p>
          </table:table-cell>
          <table:table-cell table:style-name="Table1.E8" office:value-type="string">
            <text:p text:style-name="P11">Application configur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E9" office:value-type="string">
            <text:p text:style-name="P9">Written by application binary.</text:p>
          </table:table-cell>
        </table:table-row>
        <table:table-row>
          <table:covered-table-cell/>
          <table:table-cell table:style-name="Table1.B13" table:number-rows-spanned="2" office:value-type="string">
            <text:p text:style-name="P7">0x7B000</text:p>
          </table:table-cell>
          <table:table-cell table:style-name="Table1.C13" table:number-rows-spanned="2" office:value-type="string">
            <text:p text:style-name="P3">0x7BFFF</text:p>
          </table:table-cell>
          <table:table-cell table:style-name="Table1.D13" table:number-rows-spanned="2" office:value-type="string">
            <text:p text:style-name="P4">4096 bytes</text:p>
          </table:table-cell>
          <table:table-cell table:style-name="Table1.E10" office:value-type="string">
            <text:p text:style-name="P20">Calibration data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E11" office:value-type="string">
            <text:p text:style-name="P13">blank.bin</text:p>
          </table:table-cell>
        </table:table-row>
        <table:table-row>
          <table:covered-table-cell/>
          <table:table-cell table:style-name="Table1.B13" table:number-rows-spanned="2" office:value-type="string">
            <text:p text:style-name="P7">0x7C000</text:p>
          </table:table-cell>
          <table:table-cell table:style-name="Table1.C13" table:number-rows-spanned="2" office:value-type="string">
            <text:p text:style-name="P3">0x7DFFF</text:p>
          </table:table-cell>
          <table:table-cell table:style-name="Table1.D13" table:number-rows-spanned="2" office:value-type="string">
            <text:p text:style-name="P4">8192 bytes</text:p>
          </table:table-cell>
          <table:table-cell table:style-name="Table1.E12" office:value-type="string">
            <text:p text:style-name="P11">Default configur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E15" office:value-type="string">
            <text:p text:style-name="P8">esp_init_data_default.bin</text:p>
          </table:table-cell>
        </table:table-row>
        <table:table-row>
          <table:covered-table-cell/>
          <table:table-cell table:style-name="Table1.B15" table:number-rows-spanned="2" office:value-type="string">
            <text:p text:style-name="P16">0x7E000</text:p>
          </table:table-cell>
          <table:table-cell table:style-name="Table1.C15" table:number-rows-spanned="2" office:value-type="string">
            <text:p text:style-name="P16">0x7FFFF</text:p>
          </table:table-cell>
          <table:table-cell table:style-name="Table1.D15" table:number-rows-spanned="2" office:value-type="string">
            <text:p text:style-name="P18">8192 bytes</text:p>
          </table:table-cell>
          <table:table-cell table:style-name="Table1.E15" office:value-type="string">
            <text:p text:style-name="P11">WiFi configur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E15" office:value-type="string">
            <text:p text:style-name="P8">blank.bi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fo:font-size="18pt" style:font-size-asian="18pt" style:font-size-complex="18pt"/>
    </style:style>
    <style:style style:name="MT1" style:family="text">
      <style:text-properties officeooo:rsid="0027664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WiFi Weather Sensor - Flash Memory Map <text:span text:style-name="MT1">512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5:08:46.597158489</meta:creation-date>
    <dc:date>2017-08-23T11:08:35.260016370</dc:date>
    <meta:editing-duration>PT2H25M35S</meta:editing-duration>
    <meta:editing-cycles>15</meta:editing-cycles>
    <meta:generator>LibreOffice/5.3.5.2$Linux_X86_64 LibreOffice_project/30$Build-2</meta:generator>
    <meta:document-statistic meta:table-count="1" meta:image-count="0" meta:object-count="0" meta:page-count="1" meta:paragraph-count="43" meta:word-count="73" meta:character-count="533" meta:non-whitespace-character-count="503"/>
  </office:meta>
</office:document-meta>
</file>